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8cm" fo:min-width="60.42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7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family="'Times New Roman'" style:font-family-generic="roman" style:font-pitch="variable" fo:font-size="18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3.482cm" svg:height="1.798cm" svg:x="6.573cm" svg:y="2.118cm">
          <draw:text-box>
            <text:p text:style-name="P1"><text:span text:style-name="T1">with hyphenati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6cm" svg:height="13.367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8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$Build-9134</meta:generator>
    <meta:initial-creator>Thorsten Peters</meta:initial-creator>
    <meta:creation-date>1997-12-09T12:34:34</meta:creation-date>
    <dc:date>2007-04-16T14:23:28</dc:date>
    <dc:language>en-US</dc:language>
    <meta:editing-cycles>1</meta:editing-cycles>
    <meta:editing-duration>P84DT5H52M56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